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1.315cm" svg:x="2.9cm" svg:y="1.1cm">
          <text:p text:style-name="P1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6cm" svg:y1="2.415cm" svg:x2="5.6cm" svg:y2="3.132cm">
          <text:p/>
        </draw:line>
        <draw:custom-shape draw:style-name="gr1" draw:text-style-name="P1" draw:layer="layout" svg:width="10.1cm" svg:height="1.674cm" svg:x="0.6cm" svg:y="3.132cm">
          <text:p text:style-name="P1">GET Month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5.6cm" svg:y1="4.807cm" svg:x2="5.6cm" svg:y2="5.524cm">
          <text:p/>
        </draw:line>
        <draw:custom-shape draw:style-name="gr1" draw:text-style-name="P1" draw:layer="layout" svg:width="9.3cm" svg:height="1.733cm" svg:x="1cm" svg:y="5.524cm">
          <text:p text:style-name="P1">Month ← IF Month = 1</text:p>
          <text:p text:style-name="P1">PUT “This month is unavailabl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3cm" svg:x="1cm" svg:y="5.524cm">
          <text:p text:style-name="P1">Month ← IF Month = 1</text:p>
          <text:p text:style-name="P1">PUT “This month is unavailabl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3cm" svg:x="1cm" svg:y="5.524cm">
          <text:p text:style-name="P1">Month ← IF Month = 1</text:p>
          <text:p text:style-name="P1">PUT “This month is unavailabl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3cm" svg:x="1cm" svg:y="5.524cm">
          <text:p text:style-name="P1">Month ← IF Month = 1</text:p>
          <text:p text:style-name="P1">PUT “This month is unavailabl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3cm" svg:x="1cm" svg:y="5.524cm">
          <text:p text:style-name="P1">Month ← IF Month = 1</text:p>
          <text:p text:style-name="P1">PUT “This month is unavailabl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3cm" svg:x="1cm" svg:y="5.524cm">
          <text:p text:style-name="P1">Month ← IF Month = 1</text:p>
          <text:p text:style-name="P1">PUT “This month is unavailabl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3cm" svg:x="1cm" svg:y="5.524cm">
          <text:p text:style-name="P1">Month ← IF Month = 1</text:p>
          <text:p text:style-name="P1">PUT “The month is January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cm" svg:y="15.866cm">
          <text:p text:style-name="P1">Month ← IF Month = 6</text:p>
          <text:p text:style-name="P1">PUT “The month is Jun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3cm" svg:x="1cm" svg:y="13.774cm">
          <text:p text:style-name="P1">Month ← IF Month = 5</text:p>
          <text:p text:style-name="P1">PUT “The month is May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.1cm" svg:y="11.741cm">
          <text:p text:style-name="P1">Month ← IF Month = 4</text:p>
          <text:p text:style-name="P1">PUT “The month is April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3cm" svg:x="1.1cm" svg:y="9.649cm">
          <text:p text:style-name="P1">Month ← IF Month = 3</text:p>
          <text:p text:style-name="P1">PUT “The month is March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5cm" svg:x="1.1cm" svg:y="7.556cm">
          <text:p text:style-name="P1">Month ← IF Month = 2</text:p>
          <text:p text:style-name="P1">PUT “The month is February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0.7cm" svg:y="5.5cm">
          <text:p text:style-name="P1">Month ← IF Month = 12</text:p>
          <text:p text:style-name="P1">PUT “The month is December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cm" svg:y="18.1cm">
          <text:p text:style-name="P1">Month ← IF Month = 7</text:p>
          <text:p text:style-name="P1">PUT “The month is July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cm" svg:y="26.766cm">
          <text:p text:style-name="P1">Month ← IF Month = 11</text:p>
          <text:p text:style-name="P1">PUT “The month is November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cm" svg:y="24.6cm">
          <text:p text:style-name="P1">Month ← IF Month = 10</text:p>
          <text:p text:style-name="P1">PUT “The month is October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cm" svg:y="22.5cm">
          <text:p text:style-name="P1">Month ← IF Month = 9</text:p>
          <text:p text:style-name="P1">PUT “The month is September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cm" svg:y="20.3cm">
          <text:p text:style-name="P1">Month ← IF Month = 8</text:p>
          <text:p text:style-name="P1">PUT “The month is August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0.7cm" svg:y="11.766cm">
          <text:p text:style-name="P1">Month ← IF Month = &lt;1</text:p>
          <text:p text:style-name="P1">PUT “The month isn't recognised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0.7cm" svg:y="9.666cm">
          <text:p text:style-name="P1">Month ← IF Month = &gt;12</text:p>
          <text:p text:style-name="P1">PUT “The month isn't recognised”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7cm" svg:y1="7cm" svg:x2="5.7cm" svg:y2="7.717cm">
          <text:p/>
        </draw:line>
        <draw:line draw:style-name="gr2" draw:text-style-name="P1" draw:layer="layout" svg:x1="5.7cm" svg:y1="9.083cm" svg:x2="5.7cm" svg:y2="9.8cm">
          <text:p/>
        </draw:line>
        <draw:line draw:style-name="gr2" draw:text-style-name="P1" draw:layer="layout" svg:x1="5.7cm" svg:y1="11.183cm" svg:x2="5.7cm" svg:y2="11.9cm">
          <text:p/>
        </draw:line>
        <draw:line draw:style-name="gr2" draw:text-style-name="P1" draw:layer="layout" svg:x1="5.7cm" svg:y1="13.1cm" svg:x2="5.7cm" svg:y2="13.817cm">
          <text:p/>
        </draw:line>
        <draw:line draw:style-name="gr2" draw:text-style-name="P1" draw:layer="layout" svg:x1="5.9cm" svg:y1="15.2cm" svg:x2="5.9cm" svg:y2="15.917cm">
          <text:p/>
        </draw:line>
        <draw:line draw:style-name="gr2" draw:text-style-name="P1" draw:layer="layout" svg:x1="5.9cm" svg:y1="17.5cm" svg:x2="5.9cm" svg:y2="18.217cm">
          <text:p/>
        </draw:line>
        <draw:line draw:style-name="gr2" draw:text-style-name="P1" draw:layer="layout" svg:x1="5.7cm" svg:y1="21.9cm" svg:x2="5.7cm" svg:y2="22.617cm">
          <text:p/>
        </draw:line>
        <draw:line draw:style-name="gr2" draw:text-style-name="P1" draw:layer="layout" svg:x1="5.9cm" svg:y1="19.683cm" svg:x2="5.9cm" svg:y2="20.4cm">
          <text:p/>
        </draw:line>
        <draw:line draw:style-name="gr2" draw:text-style-name="P1" draw:layer="layout" svg:x1="5.8cm" svg:y1="24.1cm" svg:x2="5.8cm" svg:y2="24.817cm">
          <text:p/>
        </draw:line>
        <draw:line draw:style-name="gr2" draw:text-style-name="P1" draw:layer="layout" svg:x1="5.809cm" svg:y1="26.183cm" svg:x2="5.809cm" svg:y2="26.9cm">
          <text:p/>
        </draw:line>
        <draw:line draw:style-name="gr2" draw:text-style-name="P1" draw:layer="layout" svg:x1="8.3cm" svg:y1="1.9cm" svg:x2="11.6cm" svg:y2="9.7cm">
          <text:p/>
        </draw:line>
        <draw:line draw:style-name="gr2" draw:text-style-name="P1" draw:layer="layout" svg:x1="7.7cm" svg:y1="2.1cm" svg:x2="11.7cm" svg:y2="1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1:38:28.442000000</meta:creation-date>
    <dc:date>2014-10-03T10:26:54.353000000</dc:date>
    <meta:editing-duration>PT7M27S</meta:editing-duration>
    <meta:editing-cycles>2</meta:editing-cycles>
    <meta:generator>LibreOffice/4.2.5.2$Windows_x86 LibreOffice_project/61cb170a04bb1f12e77c884eab9192be736ec5f5</meta:generator>
    <meta:document-statistic meta:object-count="36"/>
  </office:meta>
</office:document-meta>
</file>